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 style:font-pitch="variable"/>
    <style:font-face style:name="Ubuntu1" svg:font-family="Ubuntu" style:font-adornments="Regular"/>
    <style:font-face style:name="Ubuntu2" svg:font-family="Ubuntu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055cm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2cm"/>
      <style:paragraph-properties style:writing-mode="lr-tb"/>
    </style:style>
    <style:style style:name="pr3" style:family="presentation" style:parent-style-name="Inspiration-subtitle">
      <style:graphic-properties draw:fill-color="#ffffff" fo:min-height="13.889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2cm"/>
      <style:paragraph-properties style:writing-mode="lr-tb"/>
    </style:style>
    <style:style style:name="pr6" style:family="presentation" style:parent-style-name="Inspiration-subtitle">
      <style:graphic-properties draw:fill-color="#ffffff" fo:min-height="14.757cm"/>
      <style:paragraph-properties style:writing-mode="lr-tb"/>
    </style:style>
    <style:style style:name="pr7" style:family="presentation" style:parent-style-name="Inspiration-subtitle">
      <style:graphic-properties draw:fill-color="#ffffff" fo:min-height="15.625cm"/>
      <style:paragraph-properties style:writing-mode="lr-tb"/>
    </style:style>
    <style:style style:name="pr8" style:family="presentation" style:parent-style-name="Inspiration-subtitle">
      <style:graphic-properties draw:stroke="none" draw:fill="none" draw:textarea-vertical-align="top" fo:min-height="17.361cm"/>
      <style:paragraph-properties style:writing-mode="lr-tb"/>
    </style:style>
    <style:style style:name="pr9" style:family="presentation" style:parent-style-name="Inspiration-subtitle">
      <style:graphic-properties draw:stroke="none" draw:fill="none" draw:textarea-vertical-align="top" fo:min-height="16.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font-name="Ubuntu1" fo:font-size="22pt" style:font-name-asian="Ubuntu1" style:font-size-asian="22pt" style:font-name-complex="Ubuntu1" style:font-size-complex="22pt"/>
    </style:style>
    <style:style style:name="T8" style:family="text">
      <style:text-properties style:font-name="Arial" fo:font-size="22pt" style:font-name-asian="Ubuntu1" style:font-size-asian="22pt" style:font-name-complex="Ubuntu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2cm" svg:x="0.8cm" svg:y="3.6cm" presentation:class="subtitle" presentation:user-transformed="true">
          <draw:text-box>
            <text:p text:style-name="P2"><text:span text:style-name="T1"><text:s/></text:span><text:span text:style-name="T1">4.1</text:span><text:span text:style-name="T2">.- CONCEPTOS DE P.O.O.</text:span></text:p>
          </draw:text-box>
        </draw:frame>
        <draw:frame presentation:style-name="pr3" draw:text-style-name="P4" draw:layer="layout" svg:width="25.2cm" svg:height="13.889cm" svg:x="1cm" svg:y="5.97cm">
          <draw:text-box>
            <text:p text:style-name="P2"><text:span text:style-name="T3"><text:tab/></text:span><text:span text:style-name="T4">OBJETO</text:span><text:span text:style-name="T3"> : <text:s/>Bloque dentro de la aplicación O.O.</text:span></text:p>
            <text:p text:style-name="P2"><text:span text:style-name="T3"><text:tab/></text:span><text:span text:style-name="T3"><text:tab/></text:span><text:span text:style-name="T3">→ </text:span><text:span text:style-name="T3">Los objetos se crean de tipos definidos llamados clases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Objeto es una instancia de una clase (actúa de plantilla)</text:span></text:p>
            <text:p text:style-name="P2"><text:span text:style-name="T3"/></text:p>
            <text:p text:style-name="P2"><text:span text:style-name="T3"><text:tab/></text:span><text:span text:style-name="T4">PROPIEDADES Y CAMPOS</text:span><text:span text:style-name="T3"> dan acceso a los datos del objeto.</text:span></text:p>
            <text:p text:style-name="P2"><text:span text:style-name="T3"><text:tab/></text:span><text:span text:style-name="T3"><text:tab/></text:span><text:span text:style-name="T3">Diferentes objetos instanciados de la misma clase pueden tener </text:span><text:span text:style-name="T3"><text:tab/></text:span><text:span text:style-name="T3"><text:tab/></text:span><text:span text:style-name="T3"><text:tab/></text:span><text:span text:style-name="T3">distintos valores de sus datos → estado de un objeto</text:span></text:p>
            <text:p text:style-name="P2"><text:span text:style-name="T3"><text:tab/></text:span><text:span text:style-name="T3"><text:tab/></text:span><text:span text:style-name="T3">→ </text:span><text:span text:style-name="T3">Tanto las propiedades como los campos tienen un tipo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Las propiedades se diferencian de los campos que éstas se </text:span><text:span text:style-name="T3"><text:tab/></text:span><text:span text:style-name="T3"><text:tab/></text:span><text:span text:style-name="T3"><text:tab/></text:span><text:span text:style-name="T3">acceden a través de métodos set y get y no directamente como los </text:span><text:span text:style-name="T3"><text:tab/></text:span><text:span text:style-name="T3"><text:tab/></text:span><text:span text:style-name="T3">campos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n principio es mejor utilizar propiedades a campos para </text:span><text:span text:style-name="T3"><text:tab/></text:span><text:span text:style-name="T3"><text:tab/></text:span><text:span text:style-name="T3"><text:tab/></text:span><text:span text:style-name="T3"><text:tab/></text:span><text:span text:style-name="T3">almacenar los datos, ya que proporcionan mayor control y desde el </text:span><text:span text:style-name="T3"><text:tab/></text:span><text:span text:style-name="T3"><text:tab/></text:span><text:span text:style-name="T3">punto de vista del código el acceso es idéntic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6" draw:text-style-name="P4" draw:layer="layout" svg:width="25.2cm" svg:height="14.757cm" svg:x="1cm" svg:y="4.2cm">
          <draw:text-box>
            <text:p text:style-name="P2"><text:span text:style-name="T3"><text:tab/></text:span><text:span text:style-name="T3">→ </text:span><text:span text:style-name="T3">Es posible establecer un acceso de sólo lectura y de sólo escritura </text:span><text:span text:style-name="T3"><text:tab/></text:span><text:span text:style-name="T3">sobre las propiedades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s posible tener distinta accesibilidad en un campo y en la </text:span><text:span text:style-name="T3"><text:tab/></text:span><text:span text:style-name="T3"><text:tab/></text:span><text:span text:style-name="T3"><text:tab/></text:span><text:span text:style-name="T3">propiedad a través de la cual accedemos al campo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Una práctica común es definir campos privados (sólo accesible </text:span><text:span text:style-name="T3"><text:tab/></text:span><text:span text:style-name="T3"><text:tab/></text:span><text:span text:style-name="T3">desde dentro de la clase) y proporcionar acceso controlado fuera de </text:span><text:span text:style-name="T3"><text:tab/></text:span><text:span text:style-name="T3"><text:tab/></text:span><text:span text:style-name="T3">la clase mediante propiedades</text:span></text:p>
            <text:p text:style-name="P2"><text:span text:style-name="T3"/></text:p>
            <text:p text:style-name="P2"><text:span text:style-name="T3"><text:tab/></text:span><text:span text:style-name="T4">MÉTODOS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Es el nombre que reciben las funciones que proporciona un </text:span><text:span text:style-name="T3"><text:tab/></text:span><text:span text:style-name="T3"><text:tab/></text:span><text:span text:style-name="T3"><text:tab/></text:span><text:span text:style-name="T3"><text:tab/></text:span><text:span text:style-name="T3">objeto.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- Los métodos se utilizan para proporcionar acceso a la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uncionalidad del objet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4" draw:layer="layout" svg:width="25.2cm" svg:height="15.625cm" svg:x="1cm" svg:y="4.4cm">
          <draw:text-box>
            <text:p text:style-name="P2"><text:span text:style-name="T3"><text:tab/></text:span><text:span text:style-name="T3">En C# y en .NET Framework TODO es un OBJETO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En carácter punto ( . ) separa el nombre del objeto de los </text:span><text:span text:style-name="T3"><text:tab/></text:span><text:span text:style-name="T3"><text:tab/></text:span><text:span text:style-name="T3"><text:tab/></text:span><text:span text:style-name="T3"><text:tab/></text:span><text:span text:style-name="T3">métodos, propiedades o campos que se quiere acceder.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Ciclo de vida de un objeto : </text:span><text:span text:style-name="T3"><text:tab/></text:span><text:span text:style-name="T3">Construcción , Ejecución y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strucción.</text:span></text:p>
            <text:p text:style-name="P2"><text:span text:style-name="T3"/></text:p>
            <text:p text:style-name="P2"><text:span text:style-name="T3"><text:tab/></text:span><text:span text:style-name="T5">CONSTRUCCIÓN</text:span></text:p>
            <text:p text:style-name="P2"><text:span text:style-name="T3"><text:tab/></text:span><text:span text:style-name="T3"><text:tab/></text:span><text:span text:style-name="T3">→ </text:span><text:span text:style-name="T3">Ocurre cuando es inicializado y se lleva a cabo por una </text:span><text:span text:style-name="T3"><text:tab/></text:span><text:span text:style-name="T3"><text:tab/></text:span><text:span text:style-name="T3"><text:tab/></text:span><text:span text:style-name="T3"><text:tab/></text:span><text:span text:style-name="T3">función que se denomina CONSTRUCTOR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</text:span><text:span text:style-name="T3">La inicialización básica se lleva a cabo de forma automática </text:span><text:span text:style-name="T3"><text:tab/></text:span><text:span text:style-name="T3"><text:tab/></text:span><text:span text:style-name="T3"><text:tab/></text:span><text:span text:style-name="T3">(posicionar el objeto en memoria)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El constructor se encarga de inicializar el estado del objeto.</text:span></text:p>
            <text:p text:style-name="P2"><text:span text:style-name="T3"/></text:p>
            <text:p text:style-name="P2"><text:span text:style-name="T3"><text:tab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7" draw:text-style-name="P4" draw:layer="layout" svg:width="25.2cm" svg:height="15.625cm" svg:x="1cm" svg:y="4.062cm">
          <draw:text-box>
            <text:p text:style-name="P2"><text:span text:style-name="T3"><text:tab/></text:span><text:span text:style-name="T3">La definición de la clase contiene como mínimo un constructor</text:span></text:p>
            <text:p text:style-name="P2"><text:span text:style-name="T3"><text:tab/></text:span><text:span text:style-name="T3"><text:tab/></text:span><text:span text:style-name="T3">→ </text:span><text:span text:style-name="T3">Constructor por defecto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Método que tiene el mismo nombre que la clase y no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ontiene parámetros 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No es necesario definirlo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Podemos suministrar tantos constructores no por defecto.</text:span></text:p>
            <text:p text:style-name="P2"><text:span text:style-name="T3"><text:tab/></text:span><text:span text:style-name="T3"><text:tab/></text:span><text:span text:style-name="T3"><text:tab/></text:span><text:span text:style-name="T3">→ </text:span><text:span text:style-name="T3">Métodos que tienen el mismo nombre que la clase, pero </text:span><text:span text:style-name="T3"><text:tab/></text:span><text:span text:style-name="T3"><text:tab/></text:span><text:span text:style-name="T3"><text:tab/></text:span><text:span text:style-name="T3"><text:tab/></text:span><text:span text:style-name="T3">con diferentes parámetros</text:span></text:p>
            <text:p text:style-name="P2"><text:span text:style-name="T3"/></text:p>
            <text:p text:style-name="P2"><text:span text:style-name="T3"><text:tab/></text:span><text:span text:style-name="T3">En C# los constructores se llaman a traves de la palabra clave </text:span><text:span text:style-name="T4">new, </text:span><text:span text:style-name="T4"><text:tab/></text:span><text:span text:style-name="T4"><text:tab/></text:span><text:span text:style-name="T6">momento en el que se crea un objeto</text:span></text:p>
            <text:p text:style-name="P2"><text:span text:style-name="T4"/></text:p>
            <text:p text:style-name="P2"><text:span text:style-name="T4"><text:tab/></text:span><text:span text:style-name="T6">Fuera de la clase no se pueden utilizar constructores definidos como </text:span><text:span text:style-name="T6"><text:tab/></text:span><text:span text:style-name="T6">private</text:span></text:p>
            <text:p text:style-name="P2"><text:span text:style-name="T6"/></text:p>
            <text:p text:style-name="P2"><text:span text:style-name="T6"><text:tab/></text:span><text:span text:style-name="T6">Se puede obligar a utilizar un constructor no por defecto definidendo </text:span><text:span text:style-name="T6"><text:tab/></text:span><text:span text:style-name="T6">el constructor por defecto privat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draw:style-name="gr2" draw:text-style-name="P6" draw:layer="layout" svg:width="25.002cm" svg:height="13.305cm" svg:x="1.598cm" svg:y="4.2cm">
          <draw:text-box>
            <text:p text:style-name="P2"><text:span text:style-name="T5">DESTRUCCIÓN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Ocurre cuando un objeto es eliminado (cuando acaba el </text:span><text:span text:style-name="T3"><text:tab/></text:span><text:span text:style-name="T3"><text:tab/></text:span><text:span text:style-name="T3"><text:tab/></text:span><text:span text:style-name="T3">ámbito de ese objeto y ya no es accesible por el código)</text:span></text:p>
            <text:p text:style-name="P2"><text:span text:style-name="T3"><text:tab/></text:span><text:span text:style-name="T3"><text:tab/></text:span><text:span text:style-name="T3"><text:tab/></text:span><text:span text:style-name="T3">Proceso : Garbage Collector del .NET runtim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</text:span><text:span text:style-name="T3">La inicialización básica se lleva a cabo de forma automática </text:span><text:span text:style-name="T3"><text:tab/></text:span><text:span text:style-name="T3"><text:tab/></text:span><text:span text:style-name="T3"><text:tab/></text:span><text:span text:style-name="T3">(quitar el objeto de memoria)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El destructor no es necesario especificarlo</text:span></text:p>
            <text:p text:style-name="P2"><text:span text:style-name="T3"><text:tab/></text:span><text:span text:style-name="T3"><text:tab/></text:span><text:span text:style-name="T3"><text:tab/></text:span><text:span text:style-name="T3">De especificarlo se ejecutaría justo antes de eliminar el </text:span><text:span text:style-name="T3"><text:tab/></text:span><text:span text:style-name="T3"><text:tab/></text:span><text:span text:style-name="T3"><text:tab/></text:span><text:span text:style-name="T3"><text:tab/></text:span><text:span text:style-name="T3">objeto.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→ </text:span><text:span text:style-name="T3">método con el mismo nombre de la clase precedido por el carácter tilde ( </text:span><text:span text:style-name="T7">~</text:span><text:span text:style-name="T8"> )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8" draw:text-style-name="P6" draw:layer="layout" svg:width="24.8cm" svg:height="17.361cm" svg:x="1.6cm" svg:y="3.8cm">
          <draw:text-box>
            <text:p text:style-name="P2"><text:span text:style-name="T4">MIEMBROS ESTATICOS (static)</text:span></text:p>
            <text:p text:style-name="P2"><text:span text:style-name="T3"/></text:p>
            <text:p text:style-name="P2"><text:span text:style-name="T3"><text:tab/></text:span><text:span text:style-name="T3">→ </text:span><text:span text:style-name="T3">miembros de una clase que se comparte entre todas las </text:span><text:span text:style-name="T3"><text:tab/></text:span><text:span text:style-name="T3"><text:tab/></text:span><text:span text:style-name="T3"><text:tab/></text:span><text:span text:style-name="T3">instancias de una misma clase</text:span></text:p>
            <text:p text:style-name="P2"><text:span text:style-name="T3"/></text:p>
            <text:p text:style-name="P2"><text:span text:style-name="T3"><text:tab/></text:span><text:span text:style-name="T3">- No es necesario instanciar las clases para utilizar los miembros </text:span><text:span text:style-name="T3"><text:tab/></text:span><text:span text:style-name="T3">estáticos de la misma </text:span></text:p>
            <text:p text:style-name="P2"><text:span text:style-name="T3"/></text:p>
            <text:p text:style-name="P2"><text:span text:style-name="T3"><text:tab/></text:span><text:span text:style-name="T3">- Para dar un valor a un campo estático se puede dar de forma </text:span><text:span text:style-name="T3"><text:tab/></text:span><text:span text:style-name="T3"><text:tab/></text:span><text:span text:style-name="T3">directa o a través de un constructor estático</text:span></text:p>
            <text:p text:style-name="P2"><text:span text:style-name="T3"><text:tab/></text:span><text:span text:style-name="T3"><text:tab/></text:span><text:span text:style-name="T3">- Una clase sólo puede tener un único constructor estático y no </text:span><text:span text:style-name="T3"><text:tab/></text:span><text:span text:style-name="T3"><text:tab/></text:span><text:span text:style-name="T3">puede tener ni parámetros ni modificadores de acceso. Nunca </text:span><text:span text:style-name="T3"><text:tab/></text:span><text:span text:style-name="T3"><text:tab/></text:span><text:span text:style-name="T3">son accesibles desde fuera de la clase, se ejecutan cuando se </text:span><text:span text:style-name="T3"><text:tab/></text:span><text:span text:style-name="T3"><text:tab/></text:span><text:span text:style-name="T3">crea una instancia de la clase que tiene algún miembro estático </text:span><text:span text:style-name="T3"><text:tab/></text:span><text:span text:style-name="T3"><text:tab/></text:span><text:span text:style-name="T3">o previamente cuando se accede a un miembro estático </text:span></text:p>
            <text:p text:style-name="P2"><text:span text:style-name="T3"/></text:p>
            <text:p text:style-name="P2"><text:span text:style-name="T3"><text:tab/></text:span><text:span text:style-name="T3">- Las clases que todos sus miembros son estáticos son clases </text:span><text:span text:style-name="T3"><text:tab/></text:span><text:span text:style-name="T3"><text:tab/></text:span><text:span text:style-name="T3">estáticas y no se pueden instanciar, pero sí podrían tener el </text:span><text:span text:style-name="T3"><text:tab/></text:span><text:span text:style-name="T3"><text:tab/></text:span><text:span text:style-name="T3"><text:tab/></text:span><text:span text:style-name="T3">constructor estático, ningún otro.</text:span></text:p>
            <text:p text:style-name="P2"><text:span text:style-name="T3"><text:s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6" draw:layer="layout" svg:width="24.8cm" svg:height="16.2cm" svg:x="1.6cm" svg:y="3.8cm">
          <draw:text-box>
            <text:p text:style-name="P2"><text:span text:style-name="T3"><text:tab/></text:span><text:span text:style-name="T4">INTERFACES</text:span></text:p>
            <text:p text:style-name="P2"><text:span text:style-name="T3"/></text:p>
            <text:p text:style-name="P2"><text:span text:style-name="T3"><text:tab/></text:span><text:span text:style-name="T3">- <text:s/>Un interfaz es la definición de un grupo de métodos y propiedades <text:s/></text:span><text:span text:style-name="T3"><text:tab/></text:span><text:span text:style-name="T3">que proporcionan una determinada funcionalidad</text:span></text:p>
            <text:p text:style-name="P2"><text:span text:style-name="T3"/></text:p>
            <text:p text:style-name="P2"><text:span text:style-name="T3"><text:tab/></text:span><text:span text:style-name="T3">- Una clase puede implementar un interfaz, la clase debe soportar </text:span><text:span text:style-name="T3"><text:tab/></text:span><text:span text:style-name="T3">todos los métodos y propiedades del mismo</text:span></text:p>
            <text:p text:style-name="P2"><text:span text:style-name="T3"/></text:p>
            <text:p text:style-name="P2"><text:span text:style-name="T3"><text:tab/></text:span><text:span text:style-name="T3">- Un interfaz no se puede instanciar y los métodos o propiedades no </text:span><text:span text:style-name="T3"><text:tab/></text:span><text:span text:style-name="T3">pueden contener código alguno, solo su definición</text:span></text:p>
            <text:p text:style-name="P2"><text:span text:style-name="T3"/></text:p>
            <text:p text:style-name="P2"><text:span text:style-name="T3"><text:tab/></text:span><text:span text:style-name="T3">- Una clase puede implementar múltiples interfaces y múltiples </text:span><text:span text:style-name="T3"><text:tab/></text:span><text:span text:style-name="T3"><text:tab/></text:span><text:span text:style-name="T3">clase pueden implementar el mismo interfaz</text:span></text:p>
            <text:p text:style-name="P2"><text:span text:style-name="T3"/></text:p>
            <text:p text:style-name="P2"><text:span text:style-name="T3"><text:tab/></text:span><text:span text:style-name="T3">- Un interfaz puede extender (heredar) de otro interfaz para ampliar </text:span><text:span text:style-name="T3"><text:tab/></text:span><text:span text:style-name="T3">la funcionalidad 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6" draw:layer="layout" svg:width="24.8cm" svg:height="16.2cm" svg:x="1.6cm" svg:y="3.8cm">
          <draw:text-box>
            <text:p text:style-name="P2"><text:span text:style-name="T3"><text:tab/></text:span><text:span text:style-name="T4">HERENCIA</text:span></text:p>
            <text:p text:style-name="P2"><text:span text:style-name="T3"/></text:p>
            <text:p text:style-name="P2"><text:span text:style-name="T3"><text:tab/></text:span><text:span text:style-name="T3">- Cualquier clase puede heredar de otra.</text:span></text:p>
            <text:p text:style-name="P2"><text:span text:style-name="T3"><text:tab/></text:span><text:span text:style-name="T3">- Contendrá todos los miembros de la clase de la que hereda</text:span></text:p>
            <text:p text:style-name="P2"><text:span text:style-name="T3"><text:tab/></text:span><text:span text:style-name="T3">- Hablamos de clase padre y clase hija</text:span></text:p>
            <text:p text:style-name="P2"><text:span text:style-name="T3"/></text:p>
            <text:p text:style-name="P2"><text:span text:style-name="T3"><text:tab/></text:span><text:span text:style-name="T3">- En C# una clase sólo puede heredar de una única clase padre</text:span></text:p>
            <text:p text:style-name="P2"><text:span text:style-name="T3"/></text:p>
            <text:p text:style-name="P2"><text:span text:style-name="T3"><text:tab/></text:span><text:span text:style-name="T3">- Cuando una clase hereda de otra hay que tener en cuenta los </text:span><text:span text:style-name="T3"><text:tab/></text:span><text:span text:style-name="T3"><text:tab/></text:span><text:span text:style-name="T3">distintos modificadores de acceso de los que disponemos : private </text:span><text:span text:style-name="T3"><text:tab/></text:span><text:span text:style-name="T3">(privado a la propia clase), public ( publico para acceder desde la </text:span><text:span text:style-name="T3"><text:tab/></text:span><text:span text:style-name="T3">clase hija como de forma externa), protected (solo accesible desde </text:span><text:span text:style-name="T3"><text:tab/></text:span><text:span text:style-name="T3">la clase hija, pero no desde fuera)</text:span></text:p>
            <text:p text:style-name="P2"><text:span text:style-name="T3"/></text:p>
            <text:p text:style-name="P2"><text:span text:style-name="T3"><text:tab/></text:span><text:span text:style-name="T3">- Los miembros de una clase pueden ser virtual (se pueden </text:span><text:span text:style-name="T3"><text:tab/></text:span><text:span text:style-name="T3"><text:tab/></text:span><text:span text:style-name="T3"><text:tab/></text:span><text:span text:style-name="T3">sobreescribir en la clase hija)</text:span></text:p>
            <text:p text:style-name="P2"><text:span text:style-name="T3"><text:tab/></text:span><text:span text:style-name="T3"><text:tab/></text:span><text:span text:style-name="T3">- Un miembro virtual no puede ser privat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6" draw:layer="layout" svg:width="24.8cm" svg:height="16.2cm" svg:x="1.6cm" svg:y="3.8cm">
          <draw:text-box>
            <text:p text:style-name="P2"><text:span text:style-name="T3"><text:tab/></text:span><text:span text:style-name="T4">CLASES ABSTRACTAS</text:span></text:p>
            <text:p text:style-name="P2"><text:span text:style-name="T3"/></text:p>
            <text:p text:style-name="P2"><text:span text:style-name="T3"><text:tab/></text:span><text:span text:style-name="T3">- Una clase abstracta es una clase que tenga algún miembro </text:span><text:span text:style-name="T3"><text:tab/></text:span><text:span text:style-name="T3"><text:tab/></text:span><text:span text:style-name="T3"><text:tab/></text:span><text:span text:style-name="T3">abstracto</text:span></text:p>
            <text:p text:style-name="P2"><text:span text:style-name="T3"/></text:p>
            <text:p text:style-name="P2"><text:span text:style-name="T3"><text:tab/></text:span><text:span text:style-name="T3">- Una clase abstracta no se puede instanciar, pero sí puede servir </text:span><text:span text:style-name="T3"><text:tab/></text:span><text:span text:style-name="T3">como clase base para heredar</text:span></text:p>
            <text:p text:style-name="P2"><text:span text:style-name="T3"/></text:p>
            <text:p text:style-name="P2"><text:span text:style-name="T3"><text:tab/></text:span><text:span text:style-name="T3">- Los miembros abstractos no contienen ninguna implementación, </text:span><text:span text:style-name="T3"><text:tab/></text:span><text:span text:style-name="T3">debiendo proporcionar en la clase hija</text:span></text:p>
            <text:p text:style-name="P2"><text:span text:style-name="T3"/></text:p>
            <text:p text:style-name="P2"><text:span text:style-name="T3"><text:tab/></text:span><text:span text:style-name="T4">CLASES SEALED</text:span></text:p>
            <text:p text:style-name="P2"><text:span text:style-name="T4"/></text:p>
            <text:p text:style-name="P2"><text:span text:style-name="T4"><text:tab/></text:span><text:span text:style-name="T6">- Una clase sealed es aquella que no se permite heredar de ella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6" draw:layer="layout" svg:width="24.8cm" svg:height="16.2cm" svg:x="1.6cm" svg:y="3.8cm">
          <draw:text-box>
            <text:p text:style-name="P2"><text:span text:style-name="T3"><text:tab/></text:span><text:span text:style-name="T4">POLIMORFISMO</text:span></text:p>
            <text:p text:style-name="P2"><text:span text:style-name="T4"/></text:p>
            <text:p text:style-name="P2"><text:span text:style-name="T4"><text:tab/></text:span><text:span text:style-name="T6">- El polimorfismo consiste en poder asignar una variable de la clase </text:span><text:span text:style-name="T6"><text:tab/></text:span><text:span text:style-name="T6">hija a un variable de la clase padre</text:span></text:p>
            <text:p text:style-name="P2"><text:span text:style-name="T6"><text:tab/></text:span><text:span text:style-name="T6"><text:tab/></text:span><text:span text:style-name="T6">- Únicamente podrán ser llamados los miembros que estén </text:span><text:span text:style-name="T6"><text:tab/></text:span><text:span text:style-name="T6"><text:tab/></text:span><text:span text:style-name="T6"><text:tab/></text:span><text:span text:style-name="T6">contenidos en la clase padre</text:span></text:p>
            <text:p text:style-name="P2"><text:span text:style-name="T6"/></text:p>
            <text:p text:style-name="P2"><text:span text:style-name="T6"><text:tab/></text:span><text:span text:style-name="T6">- Poliformismo a nivel de Interfaz :</text:span></text:p>
            <text:p text:style-name="P2"><text:span text:style-name="T6"><text:tab/></text:span><text:span text:style-name="T6"><text:tab/></text:span><text:span text:style-name="T6">- Aunque no se puede instanciar un interfaz, sí podemos crear </text:span><text:span text:style-name="T6"><text:tab/></text:span><text:span text:style-name="T6"><text:tab/></text:span><text:span text:style-name="T6">variables de un interfaz y asignarles cualquier objeto que </text:span><text:span text:style-name="T6"><text:tab/></text:span><text:span text:style-name="T6"><text:tab/></text:span><text:span text:style-name="T6"><text:tab/></text:span><text:span text:style-name="T6"><text:tab/></text:span><text:span text:style-name="T6">implemente este interfaz, pudiendo acceder a los métodos </text:span><text:span text:style-name="T6"><text:tab/></text:span><text:span text:style-name="T6"><text:tab/></text:span><text:span text:style-name="T6"><text:tab/></text:span><text:span text:style-name="T6">definidos en el interfaz</text:span></text:p>
            <text:p text:style-name="P2"><text:span text:style-name="T6"/></text:p>
            <text:p text:style-name="P2"><text:span text:style-name="T6"><text:tab/></text:span><text:span text:style-name="T6">- Las clases hijas heredan también los interfaces que implementa la </text:span><text:span text:style-name="T6"><text:tab/></text:span><text:span text:style-name="T6">clase padr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6" draw:layer="layout" svg:width="24.8cm" svg:height="16.493cm" svg:x="1.6cm" svg:y="3.8cm">
          <draw:text-box>
            <text:p text:style-name="P2"><text:span text:style-name="T3"><text:tab/></text:span><text:span text:style-name="T6"> </text:span><text:span text:style-name="T4">CONTENEDORES Y COLECCIONES</text:span></text:p>
            <text:p text:style-name="P2"><text:span text:style-name="T6"/></text:p>
            <text:p text:style-name="P2"><text:span text:style-name="T6"><text:tab/></text:span><text:span text:style-name="T6">- Una clase puede contener objetos de otra clase</text:span></text:p>
            <text:p text:style-name="P2"><text:span text:style-name="T6"><text:tab/></text:span><text:span text:style-name="T6"><text:tab/></text:span><text:span text:style-name="T6">- Si es privado, no se tendrá acceso de forma directa a ningún </text:span><text:span text:style-name="T6"><text:tab/></text:span><text:span text:style-name="T6"><text:tab/></text:span><text:span text:style-name="T6">miembro de la clase contenida, aunque sean públicos</text:span></text:p>
            <text:p text:style-name="P2"><text:span text:style-name="T6"><text:tab/></text:span><text:span text:style-name="T6"><text:tab/></text:span></text:p>
            <text:p text:style-name="P2"><text:span text:style-name="T6"/></text:p>
            <text:p text:style-name="P2"><text:span text:style-name="T6"><text:tab/></text:span><text:span text:style-name="T6">- Colecciones son clases que pueden almacenar muchos objetos de </text:span><text:span text:style-name="T6"><text:tab/></text:span><text:span text:style-name="T6">otra clase</text:span></text:p>
            <text:p text:style-name="P2"><text:span text:style-name="T6"><text:tab/></text:span><text:span text:style-name="T6"><text:tab/></text:span><text:span text:style-name="T6">- A diferencia de los Arrays nos proporcionan funcionalidad </text:span><text:span text:style-name="T6"><text:tab/></text:span><text:span text:style-name="T6"><text:tab/></text:span><text:span text:style-name="T6"><text:tab/></text:span><text:span text:style-name="T6">adicional <text:s/>para su gestión</text:span></text:p>
            <text:p text:style-name="P2"><text:span text:style-name="T6"/></text:p>
            <text:p text:style-name="P2"><text:span text:style-name="T6"><text:tab/></text:span><text:span text:style-name="T4">SOBRECARGA DE OPERADORES</text:span></text:p>
            <text:p text:style-name="P2"><text:span text:style-name="T6"/></text:p>
            <text:p text:style-name="P2"><text:span text:style-name="T6"><text:tab/></text:span><text:span text:style-name="T6"> </text:span><text:span text:style-name="T6">- Para poder utilizar los operadores en objetos de nuestra clase, </text:span><text:span text:style-name="T6"><text:tab/></text:span><text:span text:style-name="T6">tenemos que sobrecargarlo dentro de la clase </text:span></text:p>
            <text:p text:style-name="P2"><text:span text:style-name="T6"/></text:p>
            <text:p text:style-name="P2"><text:span text:style-name="T6"><text:tab/></text:span><text:span text:style-name="T6">- Tambien se pueden sobrecargar operadores para que trabajen con </text:span><text:span text:style-name="T6"><text:tab/></text:span><text:span text:style-name="T6">dos clases distintas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text-style-name="P1" draw:layer="layout" svg:width="20cm" svg:height="2cm" svg:x="1.4cm" svg:y="1.6cm" presentation:class="title">
          <draw:text-box>
            <text:p>Introducción a Visual C#</text:p>
          </draw:text-box>
        </draw:frame>
        <draw:frame presentation:style-name="pr9" draw:text-style-name="P6" draw:layer="layout" svg:width="24.8cm" svg:height="17.361cm" svg:x="1.6cm" svg:y="3.8cm">
          <draw:text-box>
            <text:p text:style-name="P2"><text:span text:style-name="T3"><text:tab/></text:span><text:span text:style-name="T6"> </text:span><text:span text:style-name="T6">- Sólo se pueden sobrecargar los operadores existentes, no se </text:span><text:span text:style-name="T6"><text:tab/></text:span><text:span text:style-name="T6"><text:tab/></text:span><text:span text:style-name="T6">pueden crear nuevos operadores.</text:span></text:p>
            <text:p text:style-name="P2"><text:span text:style-name="T6"/></text:p>
            <text:p text:style-name="P2"><text:span text:style-name="T6"><text:tab/></text:span><text:span text:style-name="T4">EVENTOS</text:span></text:p>
            <text:p text:style-name="P2"><text:span text:style-name="T6"/></text:p>
            <text:p text:style-name="P2"><text:span text:style-name="T6"><text:tab/></text:span><text:span text:style-name="T6">- Los objetos en C# pueden lanzar eventos, de forma similar a como </text:span><text:span text:style-name="T6"><text:tab/></text:span><text:span text:style-name="T6">funcionan las excepciones</text:span></text:p>
            <text:p text:style-name="P2"><text:span text:style-name="T6"/></text:p>
            <text:p text:style-name="P2"><text:span text:style-name="T6"><text:tab/></text:span><text:span text:style-name="T6">- De este modo se pueden crear aplicaciones basadas en eventos, </text:span><text:span text:style-name="T6"><text:tab/></text:span><text:span text:style-name="T6">que es un paradigma de programación distinto</text:span></text:p>
            <text:p text:style-name="P2"><text:span text:style-name="T6"/></text:p>
            <text:p text:style-name="P2"><text:span text:style-name="T6"><text:tab/></text:span><text:span text:style-name="T4">TIPOS POR REFERENCIA vs TIPOS POR VALOR</text:span></text:p>
            <text:p text:style-name="P2"><text:span text:style-name="T6"/></text:p>
            <text:p text:style-name="P2"><text:span text:style-name="T6"><text:tab/></text:span><text:span text:style-name="T6">- Las variables se pueden almacenar como valor o como referencia</text:span></text:p>
            <text:p text:style-name="P2"><text:span text:style-name="T6"><text:tab/></text:span><text:span text:style-name="T6">- Los objetos se almancenan siempre por referencia</text:span></text:p>
            <text:p text:style-name="P2"><text:span text:style-name="T6"/></text:p>
            <text:p text:style-name="P2"><text:span text:style-name="T6"><text:tab/></text:span><text:span text:style-name="T6">- Los tipos por referencia lo que se almacena es la dirección de </text:span><text:span text:style-name="T6"><text:tab/></text:span><text:span text:style-name="T6"><text:tab/></text:span><text:span text:style-name="T6">memoria donde está el contenido, mientras que los tipos por valor </text:span><text:span text:style-name="T6"><text:tab/></text:span><text:span text:style-name="T6">almacenan el dato en sí mismo </text:span></text:p>
            <text:p text:style-name="P2"><text:span text:style-name="T6"><text:tab/></text:span></text:p>
          </draw:text-box>
        </draw:frame>
        <presentation:notes draw:style-name="dp1">
          <draw:page-thumbnail draw:style-name="gr1" draw:layer="layout" svg:width="12.75cm" svg:height="9.56cm" svg:x="4.125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Ubuntu" svg:font-family="Ubuntu" style:font-pitch="variable"/>
    <style:font-face style:name="Ubuntu1" svg:font-family="Ubuntu" style:font-adornments="Regular"/>
    <style:font-face style:name="Ubuntu2" svg:font-family="Ubuntu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9-11T21:40:34.771189990</meta:creation-date>
    <meta:generator>LibreOffice/7.3.4.2$Windows_X86_64 LibreOffice_project/728fec16bd5f605073805c3c9e7c4212a0120dc5</meta:generator>
    <dc:date>2022-10-12T11:29:47.939000000</dc:date>
    <meta:editing-duration>PT1H49M</meta:editing-duration>
    <meta:editing-cycles>73</meta:editing-cycles>
    <meta:document-statistic meta:object-count="82"/>
  </office:meta>
</office:document-meta>
</file>